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opacity="85%" draw:textarea-horizontal-align="justify" draw:textarea-vertical-align="middle" draw:auto-grow-height="false" fo:min-height="1.368cm" fo:min-width="2.37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bd7cb5" draw:opacity="90%" draw:textarea-horizontal-align="justify" draw:textarea-vertical-align="middle" draw:auto-grow-height="false" fo:min-height="2.256cm" fo:min-width="4.29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579835" draw:opacity="82%" draw:textarea-horizontal-align="justify" draw:textarea-vertical-align="middle" draw:auto-grow-height="false" fo:min-height="2.256cm" fo:min-width="4.29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58220" draw:opacity="81%" draw:textarea-horizontal-align="justify" draw:textarea-vertical-align="middle" draw:auto-grow-height="false" fo:min-height="2.256cm" fo:min-width="4.29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454fa1" draw:opacity="84%" draw:textarea-horizontal-align="justify" draw:textarea-vertical-align="middle" draw:auto-grow-height="false" fo:min-height="2.256cm" fo:min-width="4.29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04e4d" draw:opacity="73%" draw:textarea-horizontal-align="justify" draw:textarea-vertical-align="middle" draw:auto-grow-height="false" fo:min-height="2.256cm" fo:min-width="4.292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draw:marker-start="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85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bd7cb5" draw:opacity="90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-color="#579835" draw:opacity="82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-color="#f58220" draw:opacity="81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-color="#454fa1" draw:opacity="84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-color="#f04e4d" draw:opacity="73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064cm" svg:height="2.286cm" svg:x="0.508cm" svg:y="2.54cm">
          <text:p text:style-name="P1"><text:span text:style-name="T1">Inicio</text:span></text:p>
          <text:p text:style-name="P1"><text:span text:style-name="T2">23/10/20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826cm" svg:height="2.54cm" svg:x="3.81cm" svg:y="6.604cm">
          <text:p text:style-name="P1"><text:span text:style-name="T3">1.Planificación</text:span></text:p>
          <text:p text:style-name="P1"><text:span text:style-name="T4">t = 50h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826cm" svg:height="2.54cm" svg:x="10.16cm" svg:y="6.604cm">
          <text:p text:style-name="P1"><text:span text:style-name="T3">3.Hardware</text:span></text:p>
          <text:p text:style-name="P1"><text:span text:style-name="T4">t = 140h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.826cm" svg:height="2.54cm" svg:x="10.16cm" svg:y="2.794cm">
          <text:p text:style-name="P1"><text:span text:style-name="T3">2.Firmware</text:span></text:p>
          <text:p text:style-name="P1"><text:span text:style-name="T4">t = 322h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4.826cm" svg:height="2.54cm" svg:x="10.16cm" svg:y="10.668cm">
          <text:p text:style-name="P1"><text:span text:style-name="T3">4.Web</text:span></text:p>
          <text:p text:style-name="P1"><text:span text:style-name="T4">t = 60h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4.826cm" svg:height="2.54cm" svg:x="16.51cm" svg:y="6.604cm">
          <text:p text:style-name="P1"><text:span text:style-name="T3">5.Redacción de</text:span></text:p>
          <text:p text:style-name="P1"><text:span text:style-name="T3">informe final</text:span></text:p>
          <text:p text:style-name="P1"><text:span text:style-name="T4">t = 60h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064cm" svg:height="2.286cm" svg:x="20.32cm" svg:y="2.54cm">
          <text:p text:style-name="P1"><text:span text:style-name="T1">Fin</text:span></text:p>
          <text:p text:style-name="P1"><text:span text:style-name="T2">19/10/20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svg:x1="2.54cm" svg:y1="4.826cm" svg:x2="3.81cm" svg:y2="7.874cm" draw:start-shape="id1" draw:start-glue-point="8" draw:end-shape="id2" draw:end-glue-point="3" svg:d="M2540 4826v3048h1270" svg:viewBox="0 0 1271 3049">
          <text:p/>
        </draw:connector>
        <draw:connector draw:style-name="gr7" draw:text-style-name="P8" draw:layer="layout" svg:x1="8.636cm" svg:y1="7.874cm" svg:x2="10.16cm" svg:y2="7.874cm" draw:start-shape="id2" draw:start-glue-point="1" draw:end-shape="id3" draw:end-glue-point="3" svg:d="M8636 7874h1524" svg:viewBox="0 0 1525 1">
          <text:p/>
        </draw:connector>
        <draw:connector draw:style-name="gr7" draw:text-style-name="P8" draw:layer="layout" svg:x1="6.223cm" svg:y1="6.604cm" svg:x2="10.16cm" svg:y2="4.064cm" draw:start-shape="id2" draw:start-glue-point="0" draw:end-shape="id4" draw:end-glue-point="3" svg:d="M6223 6604v-2540h3937" svg:viewBox="0 0 3938 2541">
          <text:p/>
        </draw:connector>
        <draw:connector draw:style-name="gr7" draw:text-style-name="P8" draw:layer="layout" svg:x1="6.223cm" svg:y1="9.144cm" svg:x2="10.16cm" svg:y2="11.938cm" draw:start-shape="id2" draw:start-glue-point="2" draw:end-shape="id5" draw:end-glue-point="3" svg:d="M6223 9144v2794h3937" svg:viewBox="0 0 3938 2795">
          <text:p/>
        </draw:connector>
        <draw:connector draw:style-name="gr7" draw:text-style-name="P8" draw:layer="layout" svg:x1="14.986cm" svg:y1="7.874cm" svg:x2="16.51cm" svg:y2="7.874cm" draw:start-shape="id3" draw:start-glue-point="1" draw:end-shape="id6" draw:end-glue-point="3" svg:d="M14986 7874h1524" svg:viewBox="0 0 1525 1">
          <text:p/>
        </draw:connector>
        <draw:connector draw:style-name="gr7" draw:text-style-name="P8" draw:layer="layout" svg:x1="14.986cm" svg:y1="11.938cm" svg:x2="18.923cm" svg:y2="9.144cm" draw:start-shape="id5" draw:start-glue-point="1" draw:end-shape="id6" draw:end-glue-point="2" svg:d="M14986 11938h3937v-2794" svg:viewBox="0 0 3938 2795">
          <text:p/>
        </draw:connector>
        <draw:connector draw:style-name="gr7" draw:text-style-name="P8" draw:layer="layout" svg:x1="14.986cm" svg:y1="4.064cm" svg:x2="18.923cm" svg:y2="6.604cm" draw:start-shape="id4" draw:start-glue-point="1" draw:end-shape="id6" draw:end-glue-point="0" svg:d="M14986 4064h3937v2540" svg:viewBox="0 0 3938 2541">
          <text:p/>
        </draw:connector>
        <draw:connector draw:style-name="gr7" draw:text-style-name="P8" draw:layer="layout" svg:x1="21.336cm" svg:y1="7.874cm" svg:x2="22.352cm" svg:y2="4.826cm" draw:start-shape="id6" draw:start-glue-point="1" draw:end-shape="id7" draw:end-glue-point="8" svg:d="M21336 7874h1016v-3048" svg:viewBox="0 0 1017 3049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0T18:41:27.827522176</meta:creation-date>
    <dc:date>2020-11-10T22:23:48.071278773</dc:date>
    <meta:editing-duration>PT14M16S</meta:editing-duration>
    <meta:editing-cycles>4</meta:editing-cycles>
    <meta:generator>LibreOffice/6.0.7.3$Linux_X86_64 LibreOffice_project/00m0$Build-3</meta:generator>
    <meta:document-statistic meta:object-count="38"/>
  </office:meta>
</office:document-meta>
</file>